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97DCE8C615.png" manifest:media-type=""/>
  <manifest:file-entry manifest:full-path="Pictures/100002010000020000000200F57B6E7F.png" manifest:media-type=""/>
  <manifest:file-entry manifest:full-path="Pictures/10000201000001950000015076A815B6.png" manifest:media-type=""/>
  <manifest:file-entry manifest:full-path="Pictures/1000000000000280000001E039D428A6.png" manifest:media-type=""/>
  <manifest:file-entry manifest:full-path="Pictures/10000201000000900000009089703CA1.png" manifest:media-type=""/>
  <manifest:file-entry manifest:full-path="Pictures/100086B0000000000000000069DBE0EF.svg" manifest:media-type=""/>
  <manifest:file-entry manifest:full-path="Pictures/10000000000001AC000001ABF592CC6A.png" manifest:media-type=""/>
  <manifest:file-entry manifest:full-path="Pictures/10000201000000C8000000C8D5697996.png" manifest:media-type=""/>
  <manifest:file-entry manifest:full-path="Pictures/10000201000000C8000000C8A100DC1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+ 2p black" svg:font-family="'M+ 2p black'" style:font-pitch="variable"/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style:font-name="M+ 2p black" fo:font-size="100pt" style:font-size-asian="100pt" style:font-size-complex="100pt"/>
    </style:style>
    <style:style style:name="P2" style:family="paragraph">
      <style:paragraph-properties fo:text-align="center"/>
    </style:style>
    <style:style style:name="P3" style:family="paragraph">
      <style:text-properties fo:font-size="50pt" style:font-size-asian="50pt" style:font-size-complex="50pt"/>
    </style:style>
    <style:style style:name="P4" style:family="paragraph">
      <style:text-properties style:font-name="M+ 2p black" fo:font-size="50pt" style:font-size-asian="50pt" style:font-size-complex="50pt"/>
    </style:style>
    <style:style style:name="T1" style:family="text">
      <style:text-properties style:font-name="M+ 2p black" fo:font-size="100pt" style:font-size-asian="100pt" style:font-size-complex="100pt"/>
    </style:style>
    <style:style style:name="T2" style:family="text">
      <style:text-properties style:font-name="M+ 2p black"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9.948cm" svg:height="5.17cm" svg:x="1.2cm" svg:y="0.63cm">
          <draw:text-box>
            <text:p><text:span text:style-name="T1">http://metasepi.org/</text:span></text:p>
          </draw:text-box>
        </draw:frame>
        <draw:frame draw:style-name="gr2" draw:text-style-name="P2" draw:layer="layout" svg:width="7.053cm" svg:height="7.053cm" svg:x="1.7cm" svg:y="6.047cm">
          <draw:image xlink:href="Pictures/10000201000000C8000000C8A100DC10.png" xlink:type="simple" xlink:show="embed" xlink:actuate="onLoad">
            <text:p/>
          </draw:image>
        </draw:frame>
        <draw:frame draw:style-name="gr2" draw:text-style-name="P2" draw:layer="layout" svg:width="7.1cm" svg:height="7.1cm" svg:x="10.2cm" svg:y="6.2cm">
          <draw:image xlink:href="Pictures/10000201000000C8000000C8D5697996.png" xlink:type="simple" xlink:show="embed" xlink:actuate="onLoad">
            <text:p/>
          </draw:image>
        </draw:frame>
        <draw:frame draw:style-name="gr2" draw:text-style-name="P2" draw:layer="layout" svg:width="7.196cm" svg:height="7.179cm" svg:x="18.504cm" svg:y="6.221cm">
          <draw:image xlink:href="Pictures/10000000000001AC000001ABF592CC6A.png" xlink:type="simple" xlink:show="embed" xlink:actuate="onLoad">
            <text:p/>
          </draw:image>
        </draw:frame>
        <draw:frame draw:style-name="gr2" draw:text-style-name="P2" draw:layer="layout" svg:width="0cm" svg:height="0cm" svg:x="21.167cm" svg:y="14.903cm">
          <draw:image xlink:href="Pictures/100086B0000000000000000069DBE0EF.svg" xlink:type="simple" xlink:show="embed" xlink:actuate="onLoad">
            <text:p/>
          </draw:image>
        </draw:frame>
        <draw:frame draw:style-name="gr2" draw:text-style-name="P2" draw:layer="layout" svg:width="0cm" svg:height="0cm" svg:x="21.167cm" svg:y="14.903cm">
          <draw:image xlink:href="Pictures/100086B0000000000000000069DBE0EF.svg" xlink:type="simple" xlink:show="embed" xlink:actuate="onLoad">
            <text:p/>
          </draw:image>
        </draw:frame>
        <draw:frame draw:style-name="gr2" draw:text-style-name="P2" draw:layer="layout" svg:width="7.4cm" svg:height="7.4cm" svg:x="26.8cm" svg:y="6.2cm">
          <draw:image xlink:href="Pictures/10000201000000900000009089703CA1.png" xlink:type="simple" xlink:show="embed" xlink:actuate="onLoad">
            <text:p/>
          </draw:image>
        </draw:frame>
        <draw:frame draw:style-name="gr2" draw:text-style-name="P2" draw:layer="layout" svg:width="11.3cm" svg:height="8.475cm" svg:x="1.8cm" svg:y="13.7cm">
          <draw:image xlink:href="Pictures/1000000000000280000001E039D428A6.png" xlink:type="simple" xlink:show="embed" xlink:actuate="onLoad">
            <text:p/>
          </draw:image>
        </draw:frame>
        <draw:frame draw:style-name="gr1" draw:text-style-name="P4" draw:layer="layout" svg:width="24.818cm" svg:height="2.711cm" svg:x="15.882cm" svg:y="25.9cm">
          <draw:text-box>
            <text:p text:style-name="P3"><text:span text:style-name="T2">http://ajhc.metasepi.org/</text:span></text:p>
          </draw:text-box>
        </draw:frame>
        <draw:frame draw:style-name="gr2" draw:text-style-name="P2" draw:layer="layout" svg:width="9.784cm" svg:height="8.117cm" svg:x="12.616cm" svg:y="13.9cm">
          <draw:image xlink:href="Pictures/10000201000001950000015076A815B6.png" xlink:type="simple" xlink:show="embed" xlink:actuate="onLoad">
            <text:p/>
          </draw:image>
        </draw:frame>
        <draw:frame draw:style-name="gr2" draw:text-style-name="P2" draw:layer="layout" svg:width="9.5cm" svg:height="9.5cm" svg:x="20cm" svg:y="16.1cm">
          <draw:image xlink:href="Pictures/100002010000020000000200F57B6E7F.png" xlink:type="simple" xlink:show="embed" xlink:actuate="onLoad">
            <text:p/>
          </draw:image>
        </draw:frame>
        <draw:frame draw:style-name="gr2" draw:text-style-name="P2" draw:layer="layout" svg:width="10.246cm" svg:height="7.847cm" svg:x="30.054cm" svg:y="14cm">
          <draw:image xlink:href="Pictures/10000000000004B000000397DCE8C61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M+ 2p black" svg:font-family="'M+ 2p black'" style:font-pitch="variable"/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1-08T23:18:52.144580470</meta:creation-date>
    <dc:date>2014-01-08T23:40:39.177915040</dc:date>
    <dc:creator>Okabe Kiwamu</dc:creator>
    <meta:editing-duration>PT18M5S</meta:editing-duration>
    <meta:editing-cycles>6</meta:editing-cycles>
    <meta:generator>LibreOffice/4.1.4.2$Linux_X86_64 LibreOffice_project/410m0$Build-2</meta:generator>
    <meta:document-statistic meta:object-count="12"/>
  </office:meta>
</office:document-meta>
</file>